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4c" draw:opacity="90%" draw:textarea-horizontal-align="justify" draw:textarea-vertical-align="middle" draw:auto-grow-height="false" fo:wrap-option="wrap" draw:shadow-opacity="90%"/>
    </style:style>
    <style:style style:name="gr2" style:family="graphic" style:parent-style-name="standard">
      <style:graphic-properties svg:stroke-color="#000000" draw:fill="solid" draw:fill-color="#cfe7f5" draw:opacity="90%" draw:textarea-horizontal-align="justify" draw:textarea-vertical-align="middle" draw:auto-grow-height="false" fo:wrap-option="wrap" draw:shadow-opacity="90%"/>
    </style:style>
    <style:style style:name="gr3" style:family="graphic" style:parent-style-name="standard">
      <style:graphic-properties svg:stroke-color="#000000" draw:fill="solid" draw:fill-color="#e6e64c" draw:textarea-horizontal-align="justify" draw:textarea-vertical-align="middle" draw:auto-grow-height="false" fo:wrap-option="wrap"/>
    </style:style>
    <style:style style:name="gr4" style:family="graphic" style:parent-style-name="standard">
      <style:graphic-properties svg:stroke-color="#000000" draw:fill="solid" draw:fill-color="#cfe7f5" draw:textarea-horizontal-align="justify" draw:textarea-vertical-align="middle" draw:auto-grow-height="false" fo:wrap-option="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cfe7f5" draw:fill="solid" draw:fill-color="#cfe7f5" draw:textarea-horizontal-align="justify" draw:textarea-vertical-align="middle" draw:auto-grow-height="false"/>
    </style:style>
    <style:style style:name="gr7" style:family="graphic" style:parent-style-name="standard">
      <style:graphic-properties svg:stroke-color="#e6e64c" draw:fill="solid" draw:fill-color="#e6e64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3.81cm" svg:x="3.54cm" svg:y="3.57cm">
          <text:p text:style-name="P1">vstupné údaje vo formáte las/laz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349cm" svg:height="2.54cm" svg:x="11.171cm" svg:y="8.571cm">
          <text:p text:style-name="P1">exportované body v tvare x y z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48cm" svg:height="3.898cm" svg:x="11.19cm" svg:y="16.182cm">
          <text:p text:style-name="P1">výsledná TIN vo formáte SMF(resp. OBJ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7.62cm" svg:height="2.507cm" svg:x="2.27cm" svg:y="25.13cm">
          <text:p text:style-name="P1">optimalizovaná TIN uložená v databáz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35cm" svg:height="2.54cm" svg:x="11.16cm" svg:y="3.57cm">
          <text:p text:style-name="P1">selekcia odrazu z reliéfu (len kategória 2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35cm" svg:height="2.54cm" svg:x="3.57cm" svg:y="12.46cm">
          <text:p text:style-name="P1">Delaunayova trianguláci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35cm" svg:height="2.54cm" svg:x="11.19cm" svg:y="12.46cm">
          <text:p text:style-name="P1">získanie topológi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35cm" svg:height="2.54cm" svg:x="3.57cm" svg:y="17.54cm">
          <text:p text:style-name="P1">optimalizácia algoritmom QSLI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89cm" svg:height="2.54cm" svg:x="3.57cm" svg:y="21.35cm">
          <text:p text:style-name="P1">úprava optimalizovanej TIN do formátu PostgreSQL(TIN,TRIANGLE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35cm" svg:height="2.54cm" svg:x="3.57cm" svg:y="8.65cm">
          <text:p text:style-name="P1">import do PostgreSQL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128cm" svg:y1="5.445cm" svg:x2="11.16cm" svg:y2="5.445cm">
          <text:p/>
        </draw:line>
        <draw:line draw:style-name="gr5" draw:text-style-name="P1" draw:layer="layout" svg:x1="14.335cm" svg:y1="6.08cm" svg:x2="14.335cm" svg:y2="8.62cm">
          <text:p/>
        </draw:line>
        <draw:line draw:style-name="gr5" draw:text-style-name="P1" draw:layer="layout" svg:x1="11.922cm" svg:y1="9.89cm" svg:x2="9.89cm" svg:y2="9.89cm">
          <text:p/>
        </draw:line>
        <draw:line draw:style-name="gr5" draw:text-style-name="P1" draw:layer="layout" svg:x1="6.715cm" svg:y1="11.16cm" svg:x2="6.715cm" svg:y2="12.557cm">
          <text:p/>
        </draw:line>
        <draw:line draw:style-name="gr5" draw:text-style-name="P1" draw:layer="layout" svg:x1="9.89cm" svg:y1="13.7cm" svg:x2="11.16cm" svg:y2="13.7cm">
          <text:p/>
        </draw:line>
        <draw:line draw:style-name="gr5" draw:text-style-name="P1" draw:layer="layout" svg:x1="14.435cm" svg:y1="14.97cm" svg:x2="14.435cm" svg:y2="16.24cm">
          <text:p/>
        </draw:line>
        <draw:line draw:style-name="gr5" draw:text-style-name="P1" draw:layer="layout" svg:x1="11.668cm" svg:y1="18.78cm" svg:x2="10.017cm" svg:y2="18.78cm">
          <text:p/>
        </draw:line>
        <draw:line draw:style-name="gr5" draw:text-style-name="P1" draw:layer="layout" svg:x1="6.715cm" svg:y1="20.05cm" svg:x2="6.715cm" svg:y2="21.32cm">
          <text:p/>
        </draw:line>
        <draw:line draw:style-name="gr5" draw:text-style-name="P1" draw:layer="layout" svg:x1="6.715cm" svg:y1="23.86cm" svg:x2="6.715cm" svg:y2="25.257cm">
          <text:p/>
        </draw:line>
        <draw:custom-shape draw:style-name="gr6" draw:text-style-name="P1" draw:layer="layout" svg:width="1.27cm" svg:height="1.27cm" svg:x="13.7cm" svg:y="25.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13.7cm" svg:y="22.59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064cm" svg:height="2.159cm" svg:x="15.632cm" svg:y="22.417cm">
          <draw:text-box>
            <text:p text:style-name="P2"><text:span text:style-name="T1">prostredie QGIS(plugin LASTOOLS)</text:span></text:p>
          </draw:text-box>
        </draw:frame>
        <draw:frame draw:style-name="gr9" draw:text-style-name="P2" draw:layer="layout" svg:width="3.429cm" svg:height="1.361cm" svg:x="15.632cm" svg:y="25.057cm">
          <draw:text-box>
            <text:p><text:span text:style-name="T1">prostredie PostgreSQ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5T14:52:16.578678602</meta:creation-date>
    <dc:date>2015-11-25T16:21:38.409997108</dc:date>
    <meta:editing-duration>PT1H21M55S</meta:editing-duration>
    <meta:editing-cycles>4</meta:editing-cycles>
    <meta:generator>LibreOffice/4.2.8.2$Linux_X86_64 LibreOffice_project/420m0$Build-2</meta:generator>
    <meta:document-statistic meta:object-count="23"/>
  </office:meta>
</office:document-meta>
</file>